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1e17" officeooo:paragraph-rsid="000a1e17"/>
    </style:style>
    <style:style style:name="P2" style:family="paragraph" style:parent-style-name="Standard">
      <style:text-properties officeooo:rsid="000b1d46" officeooo:paragraph-rsid="000b1d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First question did I manage my goals. </text:p>
      <text:p text:style-name="P1">Not really :)</text:p>
      <text:p text:style-name="P1"/>
      <text:p text:style-name="P1">bad:</text:p>
      <text:p text:style-name="P1">1. late with my quiz.</text:p>
      <text:p text:style-name="P1">2. doesn't work the way I wanted.</text:p>
      <text:p text:style-name="P1">3. didnt commit it yet(Monday morning).</text:p>
      <text:p text:style-name="P1">4. had a difficulties to set up sass, npm and jonson +++</text:p>
      <text:p text:style-name="P1"/>
      <text:p text:style-name="P1">Good:</text:p>
      <text:p text:style-name="P1">1. improved terminology.</text:p>
      <text:p text:style-name="P1">2. set a packege.jons and rest.</text:p>
      <text:p text:style-name="P1">3. I do like my design (can see it at mockUp)</text:p>
      <text:p text:style-name="P1"/>
      <text:p text:style-name="P1">team work:</text:p>
      <text:p text:style-name="P1">1. was good!</text:p>
      <text:p text:style-name="P1">2. we had our pluses and minuses, but there was no need to stress.</text:p>
      <text:p text:style-name="P1"><text:s/></text:p>
      <text:p text:style-name="P1"/>
      <text:p text:style-name="P2">thank you for another interesting project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08:39:59.403991914</meta:creation-date>
    <dc:date>2021-06-28T08:53:02.114613743</dc:date>
    <meta:editing-duration>PT1M52S</meta:editing-duration>
    <meta:editing-cycles>1</meta:editing-cycles>
    <meta:document-statistic meta:table-count="0" meta:image-count="0" meta:object-count="0" meta:page-count="1" meta:paragraph-count="16" meta:word-count="87" meta:character-count="440" meta:non-whitespace-character-count="366"/>
    <meta:generator>LibreOffice/6.0.7.3$Linux_X86_64 LibreOffice_project/00m0$Build-3</meta:generator>
  </office:meta>
</office:document-meta>
</file>